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Liberation Sans1" style:font-name-asian="Liberation Sans1" style:font-name-complex="Liberation Sans1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0.5833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3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- Animation<text:s/><text:span text:style-name="T1">Insgesamt = 3 Punkte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piel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e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2">
          <table:table-cell table:number-columns-repeated="16384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- Sounds<text:s/><text:span text:style-name="T1">Insgesamt = 4 Punkte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piel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e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p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- Standart Features<text:s/><text:span text:style-name="T1">Insgesamt = 4 Punkte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60 FP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nster Größ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le Btimaps als sprite erzeugen nach dem laden konvertier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le bitmaps außer dem Hintergrund sind transpar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Kollisionsüberprüfung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Kollisionsüberprüf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Zwischen Spieler und Map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wischen Spieler und Tie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wischen Tiere und Map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- Spieler<text:s/><text:span text:style-name="T1">Insgesamt = 4 Punkte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estimmte anzahl an Gesundhei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stimmte anzahl an Stärk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stimmte anzahl an Ausdauer (zum Sprinten)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nn mit den Pfeiltasten sich fortbeweg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aktionen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- Interaktionen Spieler<text:s/><text:span text:style-name="T1">Insgesamt = 10 Punkte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bbauen von Gemüse oder Frücht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müse oder Früchte Ess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üttern von Tieren mit Gemüse oder Frücht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Öffnen vom inventa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rbesserung von Spieler eigenschaft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rbesserung von Tier eigenschaft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ere Zähmen, Streichel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ere anbind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ilde Tiere Fütter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nen ablessen auf der Map um die Geschickte zu Versteh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- Tiere<text:s/><text:span text:style-name="T1">Insgesamt = 2 Punkte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estimmte anzahl an Gesundhei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stimmte anzahl an Stärk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- Dämonen Tiere<text:s/><text:span text:style-name="T1">Insgesamt = 2 Punkte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estimmte anzahl an Gesundhei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stimmte anzahl an Stärk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aktionen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- Interaktionen Dämonen Tiere<text:s/><text:span text:style-name="T1">Insgesamt = 2 Punkte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reife den Spieler an wenn er zu nah komm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ufen in der welt rum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- Ma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inderniss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gion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Insgesamt mögliche punkte</text:p>
          </table:table-cell>
          <table:table-cell office:value-type="float" office:value="34" table:formula="of:=SUM([.B4:.B71])" table:style-name="ce1">
            <text:p>34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ote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<text:s text:c="7"/>% <text:s text:c="28"/>Punkte <text:s text:c="21"/>No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00 % – 92 % <text:s text:c="17"/>34 - 30 <text:s text:c="19"/>sehr gu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91 % – 81 % <text:s text:c="19"/>29 - 25,5 <text:s text:c="21"/>gu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80 % - 67 % <text:s text:c="20"/>25 - 20,5 <text:s text:c="21"/>befriedigen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66 % - 50 % <text:s text:c="20"/>19,5 - 14 <text:s text:c="21"/>ausreichen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49 % - 30 % <text:s text:c="20"/>13 - 3 <text:s text:c="21"/>mangelfha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% - 0 % <text:s text:c="22"/>3 - 0 <text:s text:c="22"/>ungenügend</text:p>
          </table:table-cell>
          <table:table-cell table:number-columns-repeated="16383"/>
        </table:table-row>
        <table:table-row table:number-rows-repeated="104849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pc</dc:creator>
    <meta:creation-date>2022-02-25T09:32:22Z</meta:creation-date>
    <dc:date>2022-06-02T16:38:15Z</dc:date>
    <meta:editing-cycles>6</meta:editing-cycles>
    <meta:editing-duration>PT0S</meta:editing-duration>
  </office:meta>
</office:document-meta>
</file>